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Calibri" svg:font-family="Calibri" style:font-family-generic="swiss"/>
    <style:font-face style:name="Trebuchet MS" svg:font-family="'Trebuchet M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automatic-styles>
    <style:style style:name="P1" style:family="paragraph" style:parent-style-name="Heading_20_2">
      <style:text-properties officeooo:rsid="000608b0" officeooo:paragraph-rsid="000608b0"/>
    </style:style>
    <style:style style:name="P2" style:family="paragraph" style:parent-style-name="Heading_20_2">
      <style:paragraph-properties fo:margin-top="0.139in" fo:margin-bottom="0in" loext:contextual-spacing="false" fo:break-before="page"/>
      <style:text-properties officeooo:paragraph-rsid="000547b7"/>
    </style:style>
    <style:style style:name="P3" style:family="paragraph" style:parent-style-name="Title">
      <style:paragraph-properties fo:margin-top="0in" fo:margin-bottom="0in" loext:contextual-spacing="false" fo:text-align="center" style:justify-single-word="false" fo:orphans="0" fo:widows="0"/>
      <style:text-properties officeooo:rsid="00224072" officeooo:paragraph-rsid="000547b7"/>
    </style:style>
    <style:style style:name="P4" style:family="paragraph" style:parent-style-name="Title">
      <style:paragraph-properties fo:margin-top="0in" fo:margin-bottom="0in" loext:contextual-spacing="false" fo:text-align="center" style:justify-single-word="false" fo:orphans="0" fo:widows="0"/>
      <style:text-properties officeooo:paragraph-rsid="000547b7"/>
    </style:style>
    <style:style style:name="P5" style:family="paragraph" style:parent-style-name="Heading_20_1">
      <style:paragraph-properties fo:margin-top="0.139in" fo:margin-bottom="0in" loext:contextual-spacing="false" fo:orphans="0" fo:widows="0"/>
      <style:text-properties officeooo:paragraph-rsid="000547b7"/>
    </style:style>
    <style:style style:name="P6" style:family="paragraph" style:parent-style-name="Heading_20_1">
      <style:paragraph-properties fo:margin-top="0.139in" fo:margin-bottom="0in" loext:contextual-spacing="false" fo:orphans="0" fo:widows="0"/>
      <style:text-properties officeooo:rsid="000807b8" officeooo:paragraph-rsid="000807b8"/>
    </style:style>
    <style:style style:name="P7" style:family="paragraph" style:parent-style-name="Standard" style:list-style-name="WWNum3"/>
    <style:style style:name="P8" style:family="paragraph" style:parent-style-name="Standard" style:list-style-name="WWNum3">
      <style:text-properties officeooo:rsid="000608b0" officeooo:paragraph-rsid="000608b0"/>
    </style:style>
    <style:style style:name="P9" style:family="paragraph" style:parent-style-name="Standard">
      <style:text-properties officeooo:rsid="00097132" officeooo:paragraph-rsid="00097132"/>
    </style:style>
    <style:style style:name="P10" style:family="paragraph" style:parent-style-name="Standard" style:list-style-name="L2">
      <style:text-properties officeooo:rsid="00097132" officeooo:paragraph-rsid="00097132"/>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Standard">
      <style:text-properties fo:font-style="italic" fo:font-weight="normal" officeooo:rsid="000aba63" officeooo:paragraph-rsid="000aba63" style:font-style-asian="italic" style:font-weight-asian="normal" style:font-style-complex="italic" style:font-weight-complex="normal"/>
    </style:style>
    <style:style style:name="P13" style:family="paragraph" style:parent-style-name="Standard">
      <style:text-properties fo:font-style="italic" fo:font-weight="normal" officeooo:rsid="000ebd36" officeooo:paragraph-rsid="000ebd36" style:font-style-asian="italic" style:font-weight-asian="normal" style:font-style-complex="italic" style:font-weight-complex="normal"/>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text-properties fo:font-style="normal" fo:font-weight="normal" officeooo:rsid="00097132" officeooo:paragraph-rsid="00097132" style:font-style-asian="normal" style:font-weight-asian="normal" style:font-style-complex="normal" style:font-weight-complex="normal"/>
    </style:style>
    <style:style style:name="P16" style:family="paragraph" style:parent-style-name="Standard" style:list-style-name="L3">
      <style:text-properties fo:font-style="normal" fo:font-weight="normal" officeooo:rsid="00097132" officeooo:paragraph-rsid="00097132" style:font-style-asian="normal" style:font-weight-asian="normal" style:font-style-complex="normal" style:font-weight-complex="normal"/>
    </style:style>
    <style:style style:name="P17" style:family="paragraph" style:parent-style-name="Standard" style:list-style-name="L3">
      <style:text-properties fo:font-style="normal" fo:font-weight="normal" officeooo:rsid="000aba63" officeooo:paragraph-rsid="000aba63" style:font-style-asian="normal" style:font-weight-asian="normal" style:font-style-complex="normal" style:font-weight-complex="normal"/>
    </style:style>
    <style:style style:name="P18" style:family="paragraph" style:parent-style-name="Standard">
      <style:text-properties fo:font-style="normal" fo:font-weight="normal" officeooo:rsid="000aba63" officeooo:paragraph-rsid="000aba63" style:font-style-asian="normal" style:font-weight-asian="normal" style:font-style-complex="normal" style:font-weight-complex="normal"/>
    </style:style>
    <style:style style:name="P19" style:family="paragraph" style:parent-style-name="Standard" style:list-style-name="L4">
      <style:text-properties fo:font-style="normal" fo:font-weight="normal" officeooo:rsid="000ddda3" officeooo:paragraph-rsid="000ddda3" style:font-style-asian="normal" style:font-weight-asian="normal" style:font-style-complex="normal" style:font-weight-complex="normal"/>
    </style:style>
    <style:style style:name="P20" style:family="paragraph" style:parent-style-name="Standard">
      <style:text-properties fo:font-style="normal" fo:font-weight="normal" officeooo:rsid="000ddda3" officeooo:paragraph-rsid="000ddda3" style:font-style-asian="normal" style:font-weight-asian="normal" style:font-style-complex="normal" style:font-weight-complex="normal"/>
    </style:style>
    <style:style style:name="P21" style:family="paragraph" style:parent-style-name="Standard">
      <style:text-properties fo:font-style="normal" fo:font-weight="normal" officeooo:rsid="000ebd36" officeooo:paragraph-rsid="000ebd36" style:font-style-asian="normal" style:font-weight-asian="normal" style:font-style-complex="normal" style:font-weight-complex="normal"/>
    </style:style>
    <style:style style:name="P22" style:family="paragraph" style:parent-style-name="Standard" style:list-style-name="L5">
      <style:text-properties fo:font-style="normal" fo:font-weight="normal" officeooo:rsid="000ebd36" officeooo:paragraph-rsid="000ebd36" style:font-style-asian="normal" style:font-weight-asian="normal" style:font-style-complex="normal" style:font-weight-complex="normal"/>
    </style:style>
    <style:style style:name="P23" style:family="paragraph" style:parent-style-name="Standard">
      <style:paragraph-properties fo:margin-top="0.139in" fo:margin-bottom="0in" loext:contextual-spacing="false" fo:orphans="0" fo:widows="0"/>
      <style:text-properties officeooo:rsid="000608b0" officeooo:paragraph-rsid="000608b0"/>
    </style:style>
    <style:style style:name="P24" style:family="paragraph" style:parent-style-name="Standard" style:list-style-name="L1">
      <style:paragraph-properties fo:margin-top="0.139in" fo:margin-bottom="0in" loext:contextual-spacing="false" fo:orphans="0" fo:widows="0"/>
      <style:text-properties officeooo:rsid="000608b0" officeooo:paragraph-rsid="000608b0"/>
    </style:style>
    <style:style style:name="P25" style:family="paragraph" style:parent-style-name="Standard">
      <style:paragraph-properties fo:margin-top="0.139in" fo:margin-bottom="0in" loext:contextual-spacing="false" fo:orphans="0" fo:widows="0"/>
      <style:text-properties officeooo:rsid="000807b8" officeooo:paragraph-rsid="000807b8"/>
    </style:style>
    <style:style style:name="P26" style:family="paragraph" style:parent-style-name="Standard">
      <style:paragraph-properties fo:margin-top="0in" fo:margin-bottom="0in" loext:contextual-spacing="false" fo:orphans="0" fo:widows="0"/>
      <style:text-properties officeooo:paragraph-rsid="000547b7"/>
    </style:style>
    <style:style style:name="T1" style:family="text">
      <style:text-properties officeooo:rsid="000547b7"/>
    </style:style>
    <style:style style:name="T2" style:family="text">
      <style:text-properties officeooo:rsid="000608b0"/>
    </style:style>
    <style:style style:name="T3" style:family="text">
      <style:text-properties officeooo:rsid="000807b8"/>
    </style:style>
    <style:style style:name="T4" style:family="text">
      <style:text-properties officeooo:rsid="00097132"/>
    </style:style>
    <style:style style:name="T5" style:family="text">
      <style:text-properties officeooo:rsid="000aba63"/>
    </style:style>
    <style:style style:name="T6" style:family="text">
      <style:text-properties officeooo:rsid="000ddda3"/>
    </style:style>
    <style:style style:name="T7" style:family="text">
      <style:text-properties officeooo:rsid="001123b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MetaHCR v1.0</text:p>
      <text:p text:style-name="P4"><text:bookmark text:name="_mfjk4vgngt9e"/>Data Descriptions</text:p>
      <text:p text:style-name="P4"><text:bookmark text:name="_8q03aoxy3urh"/></text:p>
      <text:p text:style-name="P5"><text:bookmark text:name="_h2xhrvbse0ek"/>Introduction</text:p>
      <text:p text:style-name="Standard"/>
      <text:p text:style-name="Standard">This document describes <text:span text:style-name="T4">some of</text:span> the data structures in the <text:span text:style-name="T1">MetaHCR</text:span> application. There are two classes of <text:span text:style-name="T4">structures</text:span>:</text:p>
      <text:p text:style-name="Standard"/>
      <text:list xml:id="list458958878" text:style-name="WWNum3">
        <text:list-item>
          <text:p text:style-name="P7">Database Entities </text:p>
        </text:list-item>
        <text:list-item>
          <text:p text:style-name="P8">Analysis Data Sources</text:p>
        </text:list-item>
      </text:list>
      <text:p text:style-name="Standard"/>
      <text:p text:style-name="Standard">Database Entities are the relational tables and their relationships that are used to store all of the <text:span text:style-name="T1">MetaHCR</text:span> data. <text:span text:style-name="T1">The full database schema can be found as an HTML document under the docs/schemas directory. Open the index.html file in a browser. The analysis tables require further explanation. A description of the analyses tables and their relationships is described below</text:span></text:p>
      <text:p text:style-name="Standard"/>
      <text:p text:style-name="Standard"><text:span text:style-name="T2">Analysis data</text:span> files are the files used <text:span text:style-name="T2">(via the MetaHCR upload function) </text:span>to create <text:span text:style-name="T1">MetaHCR</text:span> analyses. They <text:span text:style-name="T2">are also described below. Also, consult the Users Guide for a description of the analysis uploading function.</text:span></text:p>
      <text:p text:style-name="P26"/>
      <text:p text:style-name="P6">Database Analysis Tables</text:p>
      <text:p text:style-name="P25">The Django framework utilizes 'models' for describing data. Models are database-independent. In general there is one model per database table. It is possible to describe a particular model as being a subclass of another model. This is the case with the analysis models. There is a model named BiologicalAnalysis. This model has two subclass<text:span text:style-name="T7">es</text:span>: <text:s/>SingleGeneAnalysis and MetagenomeAnalysis. This means that two subclasses inherit the fields of the super class (Biological Analysis). </text:p>
      <text:p text:style-name="P25">When the MetaHCR database is generated, three tables corresponding to the three models are created. At the same time, a field named biologicalanalysis_ptr_id is added to the two subclass tables. In usage, creating one of the subclass data rows also creates a BiologicalAnalysis row and this pointer field is given the id value of the BiologicalAnalysis row.</text:p>
      <text:p text:style-name="P5"><text:span text:style-name="T2">Analysis </text:span>Data Sources</text:p>
      <text:p text:style-name="P23">MetaHCR can read and process two <text:span text:style-name="T7">types</text:span> of Analysis data: Single Gene and Metagenome. </text:p>
      <text:p text:style-name="P1">Single Gene</text:p>
      <text:p text:style-name="P23">Single Gene analysis data are in a single file – a so-called 'L6' file, which refers to number of taxonomic levels. This file is also know as an OTU Summary file. The file is an 'csv' file that uses the tab character as a field delimiter. Each line corresponds to a<text:span text:style-name="T7">n organism.</text:span> Its fields, in the order that they appear in a line, are:</text:p>
      <text:list xml:id="list3191332530" text:style-name="L1">
        <text:list-item>
          <text:p text:style-name="P24">OTU # - the organism's taxonomy. It consist of the names of six taxonomic levels. Each level value is separated by a semi-colon '';'. The levels are (in order): kingdom, phylum, class, order, family, genus and species.</text:p>
        </text:list-item>
        <text:list-item>
          <text:p text:style-name="P24"><text:soft-page-break/>1 to n <text:span text:style-name="T4">Analysis</text:span> names – There is one column per sample. The sample name must correspond to the <text:span text:style-name="T3">analysis name: the analysis_name field in the biological_analysis table. The value corresponding to these analyses represents the score for this organism in the analysis. It is a floating point number and can be in scientific notation or zero ('0').</text:span></text:p>
        </text:list-item>
      </text:list>
      <text:p text:style-name="Heading_20_2">Metagenome</text:p>
      <text:p text:style-name="Standard"/>
      <text:p text:style-name="P9">Metagenome analysis data comes in the form of three files that are read in the following order:</text:p>
      <text:p text:style-name="P9"/>
      <text:list xml:id="list1880700037" text:style-name="L2">
        <text:list-item>
          <text:p text:style-name="P10">Scaffold</text:p>
        </text:list-item>
        <text:list-item>
          <text:p text:style-name="P10">Protein (Gene)</text:p>
        </text:list-item>
        <text:list-item>
          <text:p text:style-name="P10">RNA </text:p>
        </text:list-item>
      </text:list>
      <text:p text:style-name="P9"/>
      <text:p text:style-name="P9">Unlike the single gene analysis files, there is one set of three files per metagenome analysis. <text:span text:style-name="T5">When uploading these files to the MetaHCR database, you must specify the Sample on which this analysis was performed. </text:span><text:s/><text:span text:style-name="T5">Each file is a 'csv' file with the tab character as the field delimiter.</text:span> Each file is described below.</text:p>
      <text:p text:style-name="P9"/>
      <text:p text:style-name="P11">Scaffold</text:p>
      <text:p text:style-name="P11"/>
      <text:p text:style-name="P15">The scaffold file has one line per organism. The fields that are used during upload are:</text:p>
      <text:p text:style-name="P15"/>
      <text:list xml:id="list3845644989" text:style-name="L3">
        <text:list-item>
          <text:p text:style-name="P16">Scaffold ID – <text:span text:style-name="T5">a character string</text:span></text:p>
        </text:list-item>
        <text:list-item>
          <text:p text:style-name="P16">Scaffo<text:span text:style-name="T5">ld Length (bp) – a floating point or empty</text:span></text:p>
        </text:list-item>
        <text:list-item>
          <text:p text:style-name="P17">Lineage Percentage - a floating point</text:p>
        </text:list-item>
        <text:list-item>
          <text:p text:style-name="P17">Gene Count – an integer</text:p>
        </text:list-item>
        <text:list-item>
          <text:p text:style-name="P17">Taxonomic fields: Lineage Domain, Lineage Phylum, Lineage Class, Lineage Order, Lineage Family, Lineage Genus and Lineage Species – character strings</text:p>
        </text:list-item>
      </text:list>
      <text:p text:style-name="P18"/>
      <text:p text:style-name="P12">Protein (Gene)</text:p>
      <text:p text:style-name="P18"/>
      <text:p text:style-name="P18">The Protein (Gene) file has one line <text:span text:style-name="T6">per protein function:</text:span></text:p>
      <text:p text:style-name="P18"/>
      <text:list xml:id="list1745672312" text:style-name="L4">
        <text:list-item>
          <text:p text:style-name="P19">Scaffold – a character string corresponding to the Scaffold ID in the scaffold file.</text:p>
        </text:list-item>
        <text:list-item>
          <text:p text:style-name="P19">Gene ID, Gene Name, Taxon ID, Assembled?, Locus Type, Start Coord, End Coord, Gene Length, Strand, Scaffold Length, Scaffold GC, Scaffold Depth, # of Genes on Scaffold, COG ID, COG Function, Pfam ID, Pfam Function, TIGRfam ID, TIGRfam Function, EC Number, Enzyme Function, KO ID, KO Function</text:p>
        </text:list-item>
      </text:list>
      <text:p text:style-name="P20"/>
      <text:p text:style-name="P13">RNA</text:p>
      <text:p text:style-name="P14"/>
      <text:p text:style-name="P21">The RNA file has one line per Gene Product:</text:p>
      <text:p text:style-name="P21"/>
      <text:list xml:id="list984553261" text:style-name="L5">
        <text:list-item>
          <text:p text:style-name="P22">Scaffold ID – <text:span text:style-name="T6">a character string corresponding to the Scaffold ID in the scaffold file.</text:span></text:p>
        </text:list-item>
        <text:list-item>
          <text:p text:style-name="P22">Gene ID, Locus Type, Gene Product Name, Gene Symbol, Coordinates, Length, Scaffold Length, Scaffold GC Content, Scaffold Read Depth<text:tab/></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Calibri" svg:font-family="Calibri" style:font-family-generic="swiss"/>
    <style:font-face style:name="Trebuchet MS" svg:font-family="'Trebuchet M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orphans="0" fo:widows="0"/>
      <style:text-properties style:font-name="Arial" fo:font-family="Arial"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arks</meta:initial-creator>
    <meta:creation-date>2017-08-18T09:45:24.551000000</meta:creation-date>
    <dc:date>2017-08-18T11:24:13.779000000</dc:date>
    <dc:creator>Peter Marks</dc:creator>
    <meta:editing-duration>PT40M22S</meta:editing-duration>
    <meta:editing-cycles>7</meta:editing-cycles>
    <meta:generator>LibreOffice/5.4.0.3$Windows_X86_64 LibreOffice_project/7556cbc6811c9d992f4064ab9287069087d7f62c</meta:generator>
    <meta:document-statistic meta:table-count="0" meta:image-count="0" meta:object-count="0" meta:page-count="2" meta:paragraph-count="38" meta:word-count="694" meta:character-count="4226" meta:non-whitespace-character-count="3571"/>
  </office:meta>
</office:document-meta>
</file>